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ood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9T17:38:25</meta:creation-date>
    <meta:editing-cycles>2</meta:editing-cycles>
    <meta:editing-duration>PT00H04M35S</meta:editing-duration>
    <dc:description>cloudooo Comments</dc:description>
    <meta:keyword>Keywords Test</meta:keyword>
    <dc:subject>Subject Test</dc:subject>
    <dc:title>cloudooo Test</dc:title>
    <dc:date>2010-08-02T09:57:03</dc:date>
    <meta:generator>OpenOffice.org/3.1$Linux OpenOffice.org_project/310m19$Build-9420</meta:generator>
    <meta:document-statistic meta:table-count="0" meta:image-count="0" meta:object-count="0" meta:page-count="1" meta:paragraph-count="1" meta:word-count="2" meta:character-count="9"/>
    <meta:user-defined meta:name="Type">Text</meta:user-defined>
  </office:meta>
</office:document-meta>
</file>